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f1372" officeooo:paragraph-rsid="000f1372"/>
    </style:style>
    <style:style style:name="P2" style:family="paragraph" style:parent-style-name="Text_20_body">
      <style:text-properties officeooo:rsid="000f1372" officeooo:paragraph-rsid="000f1372"/>
    </style:style>
    <style:style style:name="P3" style:family="paragraph" style:parent-style-name="Text_20_body">
      <style:paragraph-properties fo:text-align="justify" style:justify-single-word="false"/>
      <style:text-properties officeooo:rsid="000f1372" officeooo:paragraph-rsid="000f1372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f1372" officeooo:paragraph-rsid="000f137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text-align="justify" style:justify-single-word="false"/>
      <style:text-properties officeooo:paragraph-rsid="00110b33"/>
    </style:style>
    <style:style style:name="P7" style:family="paragraph" style:parent-style-name="Text_20_body">
      <style:paragraph-properties fo:text-align="justify" style:justify-single-word="false"/>
      <style:text-properties officeooo:paragraph-rsid="00110b33"/>
    </style:style>
    <style:style style:name="T1" style:family="text">
      <style:text-properties officeooo:rsid="000f1372"/>
    </style:style>
    <style:style style:name="T2" style:family="text">
      <style:text-properties officeooo:rsid="00110b33"/>
    </style:style>
    <style:style style:name="T3" style:family="text">
      <style:text-properties fo:font-weight="bold" officeooo:rsid="00110b33" style:font-weight-asian="bold" style:font-weight-complex="bold"/>
    </style:style>
    <style:style style:name="T4" style:family="text">
      <style:text-properties fo:font-weight="normal" officeooo:rsid="00110b33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Migration Service (DMS)</text:p>
      <text:p text:style-name="P2"/>
      <text:p text:style-name="P3"><text:tab/>Se trata de um serviço da AWS que tem como principal funcionalidade a migração de dados de diferentes data sources, podendo a migração ser homogênea (de data sources de mesmos tipos) ou heterogênea (de data sources de tipos diferentes). </text:p>
      <text:p text:style-name="P3"><text:tab/>A abordagem generalística de um projeto de migração de dados de databases consiste nas seguintes etapas:</text:p>
      <text:list text:style-name="L1">
        <text:list-item>
          <text:p text:style-name="P4">Planejamento: Nesta etapa é realizado o custeio do processo de migração e análises das fontes de dados e os locais onde esses dados serão despejados (target). Nesta etapa, então, é realizado a descoberta dos dados e seus formatos e a criação do design de como será realizada a migração;</text:p>
        </text:list-item>
        <text:list-item>
          <text:p text:style-name="P5">Migração: Aqui é realizado as etapas de conversão e migração (AQUI ENTRA O PAPEL DO AWS DMS). A conversão se trata da conversão de schemas entre source e target realizada pelo AWS DMS Schema Conversion Tool (AWS DMS SCT<text:span text:style-name="T1">);</text:span></text:p>
        </text:list-item>
        <text:list-item>
          <text:p text:style-name="P6"><text:span text:style-name="T2">Operação: Nesta fase é realizado o acompanhamento, otimização e operação da migração usando ferramentas como AWS CloudWatch, AWS CloudTrail, AWS Service Catalog, AWS Config e AWS Systems Manager. </text:span></text:p>
        </text:list-item>
      </text:list>
      <text:p text:style-name="P7"><text:tab/><text:span text:style-name="T2">A escolha pelo uso do DMS é feita </text:span><text:span text:style-name="T3">principalmente</text:span><text:span text:style-name="T4"> em situações de migrações de dados </text:span><text:span text:style-name="T3">heterogêneas</text:span><text:span text:style-name="T4">, dado que, associado ao AWS DMS SCT, ele se torna uma potente ferramenta facilitando o trabalho de migração. Em situações de migração homogênea faz mais sentido (e é também mais barato) o uso de ferramentas dadas pelo próprio serviço da database, como é o mysqldump para bases MySQL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fo:text-align-last="justify" style:justify-single-word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7:12:38.216471820</meta:creation-date>
    <dc:date>2025-05-13T17:27:26.963784081</dc:date>
    <meta:editing-duration>PT14M48S</meta:editing-duration>
    <meta:editing-cycles>3</meta:editing-cycles>
    <meta:generator>LibreOffice/24.8.6.2$Linux_X86_64 LibreOffice_project/480$Build-2</meta:generator>
    <meta:document-statistic meta:table-count="0" meta:image-count="0" meta:object-count="0" meta:page-count="1" meta:paragraph-count="7" meta:word-count="242" meta:character-count="1461" meta:non-whitespace-character-count="1224"/>
  </office:meta>
</office:document-meta>
</file>